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6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Series1</text:p>
          </table:table-cell>
          <table:table-cell office:value-type="string" calcext:value-type="string">
            <text:p>Series2</text:p>
          </table:table-cell>
        </table:table-row>
        <table:table-row table:style-name="ro1">
          <table:table-cell office:value-type="date" office:date-value="2018-03-01" calcext:value-type="date">
            <text:p>Mar-2018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8-06-01" calcext:value-type="date">
            <text:p>Jun-20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8-09-01" calcext:value-type="date">
            <text:p>Sep-2018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8-12-01" calcext:value-type="date">
            <text:p>Dec-20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9-03-01" calcext:value-type="date">
            <text:p>Mar-2019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19-06-01" calcext:value-type="date">
            <text:p>Jun-2019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19-09-01" calcext:value-type="date">
            <text:p>Sep-2019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19-12-01" calcext:value-type="date">
            <text:p>Dec-2019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3-01" calcext:value-type="date">
            <text:p>Mar-2020</text:p>
          </table:table-cell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0-06-01" calcext:value-type="date">
            <text:p>Jun-202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9-01" calcext:value-type="date">
            <text:p>Sep-2020</text:p>
          </table:table-cell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0-12-01" calcext:value-type="date">
            <text:p>Dec-202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1-03-01" calcext:value-type="date">
            <text:p>Mar-2021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6-01" calcext:value-type="date">
            <text:p>Jun-2021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1-09-01" calcext:value-type="date">
            <text:p>Sep-2021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12-01" calcext:value-type="date">
            <text:p>Dec-2021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2-03-01" calcext:value-type="date">
            <text:p>Mar-2022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2-06-01" calcext:value-type="date">
            <text:p>Jun-202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2-09-01" calcext:value-type="date">
            <text:p>Sep-2022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2-12-01" calcext:value-type="date">
            <text:p>Dec-202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3-03-01" calcext:value-type="date">
            <text:p>Mar-2023</text:p>
          </table:table-cell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3-06-01" calcext:value-type="date">
            <text:p>Jun-202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3-09-01" calcext:value-type="date">
            <text:p>Sep-2023</text:p>
          </table:table-cell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3-12-01" calcext:value-type="date">
            <text:p>Dec-202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4-03-01" calcext:value-type="date">
            <text:p>Mar-2024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month number:textual="true"/>
      <number:text>-</number:text>
      <number:year number:style="long"/>
    </number:date-style>
    <number:number-style style:name="N170P0" style:volatile="true">
      <number:number number:decimal-places="0" number:min-decimal-places="0" number:min-integer-digits="1"/>
    </number:number-style>
    <number:number-style style:name="N170P1" style:volatile="true">
      <number:text>-</number:text>
      <number:number number:decimal-places="0" number:min-decimal-places="0" number:min-integer-digits="1"/>
    </number:number-style>
    <number:number-style style:name="N170P2" style:volatile="true">
      <number:number number:decimal-places="0" number:min-decimal-places="0" number:min-integer-digits="1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1" number:min-decimal-places="1" number:min-integer-digits="1"/>
    </number:number-style>
    <number:number-style style:name="N173P1" style:volatile="true">
      <number:text>-</number:text>
      <number:number number:decimal-places="1" number:min-decimal-places="1" number:min-integer-digits="1"/>
    </number:number-style>
    <number:number-style style:name="N173P2" style:volatile="true">
      <number:number number:decimal-places="1" number:min-decimal-places="1" number:min-integer-digits="1"/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23:53:24.417655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23:36:29.784341054</meta:creation-date>
    <dc:date>2024-05-03T23:58:18.302751733</dc:date>
    <meta:editing-duration>PT6M37S</meta:editing-duration>
    <meta:editing-cycles>4</meta:editing-cycles>
    <meta:generator>LibreOffice/24.2.2.2$Linux_X86_64 LibreOffice_project/427a8baee0312a7693737440f205d2e411d50bad</meta:generator>
    <meta:document-statistic meta:table-count="1" meta:cell-count="76" meta:object-count="0"/>
  </office:meta>
</office:document-meta>
</file>